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officeooo:paragraph-rsid="0000cc8f"/>
    </style:style>
    <style:style style:name="T1" style:family="text">
      <style:text-properties fo:color="#000000" style:font-name="Consolas" fo:font-size="12pt" style:font-size-asian="12pt" style:font-name-complex="Consolas1" style:font-size-complex="12pt"/>
    </style:style>
    <style:style style:name="T2" style:family="text">
      <style:text-properties fo:color="#7f0055" style:font-name="Consolas" fo:font-size="12pt" fo:font-weight="bold" style:font-size-asian="12pt" style:font-weight-asian="bold" style:font-name-complex="Consolas1" style:font-size-complex="12pt" style:font-weight-complex="bold"/>
    </style:style>
    <style:style style:name="T3" style:family="text">
      <style:text-properties fo:color="#2a00ff" style:font-name="Consolas" fo:font-size="12pt" style:font-size-asian="12pt" style:font-name-complex="Consolas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har</text:span><text:span text:style-name="T1"> dizi[]={</text:span><text:span text:style-name="T3">'M'</text:span><text:span text:style-name="T1">,</text:span><text:span text:style-name="T3">'e'</text:span><text:span text:style-name="T1">,</text:span><text:span text:style-name="T3">'r'</text:span><text:span text:style-name="T1">,</text:span><text:span text:style-name="T3">'h'</text:span><text:span text:style-name="T1">,</text:span><text:span text:style-name="T3">'a'</text:span><text:span text:style-name="T1">,</text:span><text:span text:style-name="T3">'b'</text:span><text:span text:style-name="T1">,</text:span><text:span text:style-name="T3">'a'</text:span><text:span text:style-name="T1">};</text:span></text:p>
      <text:p text:style-name="P1"><text:span text:style-name="T1">String str=</text:span><text:span text:style-name="T2">new</text:span><text:span text:style-name="T1"> String(dizi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4-14T15:22:45.717832846</meta:creation-date>
    <dc:date>2014-04-14T15:23:12.475919784</dc:date>
    <dc:creator>sertac </dc:creator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70" meta:non-whitespace-character-count="67"/>
    <meta:generator>LibreOffice/4.1.2.3$Linux_X86_64 LibreOffice_project/410m0$Build-3</meta:generator>
  </office:meta>
</office:document-meta>
</file>